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80000007D05F8FF77A5600E8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999999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fo:font-size="10pt" officeooo:paragraph-rsid="00086aab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officeooo:rsid="0003df29" officeooo:paragraph-rsid="0003df29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fo:font-size="10pt" officeooo:rsid="0003df29" officeooo:paragraph-rsid="0003df29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font-size="14pt" fo:font-weight="bold" officeooo:rsid="0003df29" officeooo:paragraph-rsid="0006b5a6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/>
      <style:text-properties officeooo:rsid="0003df29" officeooo:paragraph-rsid="0006b5a6"/>
    </style:style>
    <style:style style:name="P7" style:family="paragraph" style:parent-style-name="Header">
      <style:paragraph-properties fo:text-align="center" style:justify-single-word="false"/>
      <style:text-properties fo:font-size="11pt" officeooo:rsid="0003df29" officeooo:paragraph-rsid="0006b5a6" style:font-size-asian="11pt" style:font-size-complex="11pt"/>
    </style:style>
    <style:style style:name="P8" style:family="paragraph" style:parent-style-name="Standard">
      <style:paragraph-properties fo:line-height="150%"/>
      <style:text-properties style:font-name="Liberation Sans" fo:font-size="12pt" officeooo:rsid="0003df29" officeooo:paragraph-rsid="0003df29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ans" fo:font-size="12pt" officeooo:rsid="0003df29" officeooo:paragraph-rsid="00197fd6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ans" fo:font-size="12pt" officeooo:paragraph-rsid="00086aab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Liberation Sans" fo:font-size="12pt" officeooo:paragraph-rsid="00086aab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ans" fo:font-size="12pt" officeooo:paragraph-rsid="00086aab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ans" fo:font-size="12pt" officeooo:rsid="001799c0" officeooo:paragraph-rsid="001799c0" style:font-size-asian="12pt" style:font-size-complex="12pt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Liberation Sans" fo:font-size="12pt" officeooo:rsid="00171173" officeooo:paragraph-rsid="003abe10" style:font-size-asian="12pt" style:font-size-complex="12pt"/>
    </style:style>
    <style:style style:name="P15" style:family="paragraph" style:parent-style-name="Text_20_body">
      <style:paragraph-properties fo:line-height="100%"/>
      <style:text-properties style:font-name="Liberation Sans" fo:font-size="10pt" officeooo:paragraph-rsid="002f0618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font-weight="bold" officeooo:rsid="001dce14" officeooo:paragraph-rsid="001dce14" fo:background-color="transparent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font-weight="bold" officeooo:rsid="001dce14" officeooo:paragraph-rsid="00086aab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in" fo:margin-right="0in" fo:margin-top="0in" fo:margin-bottom="0.1563in" style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P19" style:family="paragraph" style:parent-style-name="Text_20_body" style:list-style-name="L1">
      <style:paragraph-properties fo:line-height="100%"/>
      <style:text-properties officeooo:paragraph-rsid="00393cb4"/>
    </style:style>
    <style:style style:name="T1" style:family="text">
      <style:text-properties officeooo:rsid="001b460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136e2" style:font-size-asian="9pt" style:font-size-complex="9pt"/>
    </style:style>
    <style:style style:name="T4" style:family="text">
      <style:text-properties officeooo:rsid="001d2959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ac61"/>
    </style:style>
    <style:style style:name="T7" style:family="text">
      <style:text-properties style:font-name="Liberation Sans" fo:font-size="12pt" officeooo:rsid="001dce14" style:font-size-asian="12pt" style:font-size-complex="12pt"/>
    </style:style>
    <style:style style:name="T8" style:family="text">
      <style:text-properties style:font-name="Liberation Sans" fo:font-size="12pt" officeooo:rsid="00171173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1"><text:span text:style-name="T6">Characters</text:span><text:span text:style-name="T5"> (Section):</text:span></text:p>
      <text:p text:style-name="P15"><text:text-input text:description="">[#list characters as character]</text:text-input></text:p>
      <text:list xml:id="list494561957" text:style-name="L1">
        <text:list-item>
          <text:p text:style-name="P19"><text:span text:style-name="T7">Name</text:span><text:span text:style-name="T8">: </text:span><text:span text:style-name="T8"><text:text-input text:description="">${character.name!}</text:text-input></text:span></text:p>
        </text:list-item>
      </text:list>
      <text:p text:style-name="P15"><text:text-input text:description="">[/#list]</text:text-input></text:p>
      <text:p text:style-name="P10">Characters (Table):</text:p>
      <text:p text:style-name="P10"/>
      <table:table table:name="Table2" table:style-name="Table2">
        <table:table-column table:style-name="Table2.A" table:number-columns-repeated="3"/>
        <table:table-header-rows>
          <table:table-row table:style-name="Table2.1">
            <table:table-cell table:style-name="Table2.A1" office:value-type="string">
              <text:p text:style-name="P16">Name</text:p>
            </table:table-cell>
            <table:table-cell table:style-name="Table2.A1" office:value-type="string">
              <text:p text:style-name="P17">Alias</text:p>
            </table:table-cell>
            <table:table-cell table:style-name="Table2.C1" office:value-type="string">
              <text:p text:style-name="P16">Alive</text:p>
            </table:table-cell>
          </table:table-row>
        </table:table-header-rows>
        <table:table-row>
          <table:table-cell table:style-name="Table2.A2" office:value-type="string">
            <text:p text:style-name="P12"><text:text-input text:description="">${characters.name!}</text:text-input></text:p>
          </table:table-cell>
          <table:table-cell table:style-name="Table2.A2" office:value-type="string">
            <text:p text:style-name="P12"><text:text-input text:description="">${characters.alias!}</text:text-input></text:p>
          </table:table-cell>
          <table:table-cell table:style-name="Table2.C2" office:value-type="string">
            <text:p text:style-name="P14"><text:text-input text:description="">${characters.aliveStr!}</text:text-input></text:p>
          </table:table-cell>
        </table:table-row>
      </table:table>
      <text:p text:style-name="P9"/>
      <text:p text:style-name="P8"/>
      <text:p text:style-name="P13">-------- <text:span text:style-name="T4">EOD</text:span> 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86in" style:rel-column-width="14182*"/>
    </style:style>
    <style:style style:name="Table1.B" style:family="table-column">
      <style:table-column-properties style:column-width="3.75in" style:rel-column-width="35488*"/>
    </style:style>
    <style:style style:name="Table1.C" style:family="table-column">
      <style:table-column-properties style:column-width="1.6764in" style:rel-column-width="15865*"/>
    </style:style>
    <style:style style:name="Table1.1" style:family="table-row">
      <style:table-row-properties style:min-row-height="0.6889in"/>
    </style:style>
    <style:style style:name="Table1.A1" style:family="table-cell">
      <style:table-cell-properties fo:padding="0.0382in" fo:border="none" style:writing-mode="page"/>
    </style:style>
    <style:style style:name="Table1.C1" style:family="table-cell">
      <style:table-cell-properties style:vertical-align="" fo:padding="0.0382in" fo:border="none" style:writing-mode="page"/>
    </style:style>
    <style:style style:name="M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03df29" officeooo:paragraph-rsid="0006b5a6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03df29" officeooo:paragraph-rsid="0006b5a6"/>
    </style:style>
    <style:style style:name="MP4" style:family="paragraph" style:parent-style-name="Header">
      <style:paragraph-properties fo:text-align="center" style:justify-single-word="false"/>
      <style:text-properties fo:font-size="11pt" officeooo:rsid="0003df29" officeooo:paragraph-rsid="0006b5a6" style:font-size-asian="11pt" style:font-size-complex="11pt"/>
    </style:style>
    <style:style style:name="MP5" style:family="paragraph" style:parent-style-name="Text_20_body">
      <style:paragraph-properties fo:text-align="end" style:justify-single-word="false"/>
      <style:text-properties fo:font-size="10pt" officeooo:paragraph-rsid="00086aab" style:font-size-asian="10pt" style:font-size-complex="10pt"/>
    </style:style>
    <style:style style:name="MP6" style:family="paragraph" style:parent-style-name="Header">
      <style:paragraph-properties fo:text-align="start" style:justify-single-word="false"/>
      <style:text-properties fo:font-size="10pt" officeooo:rsid="0003df29" officeooo:paragraph-rsid="0003df29" style:font-size-asian="10pt" style:font-size-complex="10pt"/>
    </style:style>
    <style:style style:name="MP7" style:family="paragraph" style:parent-style-name="Footer">
      <style:paragraph-properties fo:text-align="end" style:justify-single-word="false"/>
      <style:text-properties fo:font-size="10pt" officeooo:rsid="0003df29" officeooo:paragraph-rsid="0003df29" style:font-size-asian="10pt" style:font-size-complex="10pt"/>
    </style:style>
    <style:style style:name="MT1" style:family="text">
      <style:text-properties officeooo:rsid="001b460d"/>
    </style:style>
    <style:style style:name="MT2" style:family="text">
      <style:text-properties fo:font-size="9pt" officeooo:rsid="001136e2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9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2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1" text:anchor-type="char" svg:width="1.4217in" svg:height="0.8882in" draw:z-index="0"><draw:image xlink:href="Pictures/1000000100000C80000007D05F8FF77A5600E8E5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LAND OF </text:span>O<text:span text:style-name="MT1">OO</text:span></text:p>
              <text:p text:style-name="MP3">C<text:span text:style-name="MT1">ANDY KINGDOM</text:span></text:p>
              <text:p text:style-name="MP4">H<text:span text:style-name="MT1">EROES OF THE KINGDOM</text:span></text:p>
            </table:table-cell>
            <table:table-cell table:style-name="Table1.C1" office:value-type="string">
              <text:p text:style-name="MP5"><text:span text:style-name="MT1">Date</text:span><text:span text:style-name="MT2">: </text:span><text:span text:style-name="MT3"><text:text-input text:description="">${date!}</text:text-input></text:span></text:p>
            </table:table-cell>
          </table:table-row>
        </table:table>
        <text:p text:style-name="MP6"/>
      </style:header>
      <style:footer>
        <text:p text:style-name="MP7">Pág.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1:16:41.998310374</meta:creation-date>
    <dc:date>2023-05-31T14:40:53.319704438</dc:date>
    <meta:editing-duration>PT49M14S</meta:editing-duration>
    <meta:editing-cycles>34</meta:editing-cycles>
    <meta:generator>LibreOffice/7.3.7.2$Linux_X86_64 LibreOffice_project/30$Build-2</meta:generator>
    <meta:document-statistic meta:table-count="2" meta:image-count="1" meta:object-count="0" meta:page-count="1" meta:paragraph-count="17" meta:word-count="50" meta:character-count="285" meta:non-whitespace-character-count="267"/>
  </office:meta>
</office:document-meta>
</file>